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26cm" style:rel-column-width="1035*"/>
    </style:style>
    <style:style style:name="Tabela1.B" style:family="table-column">
      <style:table-column-properties style:column-width="15.173cm" style:rel-column-width="8602*"/>
    </style:style>
    <style:style style:name="Tabel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9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4.249cm" style:rel-column-width="1638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rupa Nr <text:s text:c="2"/>3 <text:s text:c="4"/>Zespół Nr <text:s/>2 <text:s text:c="2"/></text:p>
      <text:p text:style-name="Standard"><text:s/></text:p>
      <text:p text:style-name="Standard">Zadanie nr 1: </text:p>
      <text:p text:style-name="Standard">Przygotuj estymacje zadań w ramach budowy sklepu internetowego składającego się z następujących modułów. Uwzględnij poszczególne iteracje wyceny, przyczyny zmian oraz czy zostały zaakceptowane przez pozostałych członków zespołu. 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float" office:value="1">
            <text:p text:style-name="Table_20_Contents">1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4">
            <text:p text:style-name="Table_20_Contents">4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5">
            <text:p text:style-name="Table_20_Contents">5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6">
            <text:p text:style-name="Table_20_Contents">6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7">
            <text:p text:style-name="Table_20_Contents">7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float" office:value="8">
            <text:p text:style-name="Table_20_Contents">8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><text:s/></text:p>
      <text:p text:style-name="Standard"><text:s/></text:p>
      <text:p text:style-name="Standard">Zadanie nr 2: </text:p>
      <text:p text:style-name="Standard">Wyestymuj i przeprowadź realizację projektu budowy helikoptera. Sporządź dokumentację z planowania, „daily meetings” i retrospekcji z zespołem. Uwzględnij sposób estymacji jaki został przyjęty. W opisie planowania zapisz jak wyglądały poszczególne estymacje i skąd wynikały rozbieżności pomiędzy członkami zespołu. <text:s/>Narysuj wykres burnout podczas poszczególnych iteracji oraz wskaż wyniki retrospekcji. </text:p>
      <text:p text:style-name="Standard"><text:s text:c="3"/></text:p>
      <text:p text:style-name="Standard"><text:s/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D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ext:soft-page-break/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50S</meta:editing-duration>
    <meta:editing-cycles>3</meta:editing-cycles>
    <meta:generator>OpenOffice/4.1.5$Win32 OpenOffice.org_project/415m1$Build-9789</meta:generator>
    <dc:date>2018-11-15T01:55:53.86</dc:date>
    <meta:document-statistic meta:table-count="2" meta:image-count="0" meta:object-count="0" meta:page-count="2" meta:paragraph-count="18" meta:word-count="95" meta:character-count="707"/>
    <dc:creator>i i</dc:creator>
    <meta:user-defined meta:name="Info 1"/>
    <meta:user-defined meta:name="Info 2"/>
    <meta:user-defined meta:name="Info 3"/>
    <meta:user-defined meta:name="Info 4"/>
  </office:meta>
</office:document-meta>
</file>